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Connect the keypad</text:p>
      <text:p text:style-name="Standard"/>
      <text:p text:style-name="Standard"/>
      <text:p text:style-name="P3">You should know, the keypad only works through bluetooth.</text:p>
      <text:p text:style-name="P3">Connecting it over USB charges the internal battery, but doesn't do anything else besides that.</text:p>
      <text:p text:style-name="P3">So, if you don't have bluetooth, the keypad won't work.</text:p>
      <text:p text:style-name="P3"/>
      <text:p text:style-name="P3">To use the keypad wirelessly, you'll first have to pair it. Please check the “Connect Sixaxis through bluetooth” section for that</text:p>
      <text:p text:style-name="P7"/>
      <text:p text:style-name="P7">Then turn on the keypad (a little switch on the right), and press any key.</text:p>
      <text:p text:style-name="P7">The green and red leds will start blinking, then the red stays on – it connected.</text:p>
      <text:p text:style-name="P7">If the keypad doesn't not connect this way (just keeps blinking the 2 leds), try using the force option here too, or wait until it stops blinking, then try running:</text:p>
      <text:p text:style-name="P5">sixad --stop</text:p>
      <text:p text:style-name="P5">sixad</text:p>
      <text:p text:style-name="P7">in a terminal and press some key again.</text:p>
      <text:p text:style-name="P7"/>
      <text:p text:style-name="P7">Note that the keypad will not fully work right when it connects.</text:p>
      <text:p text:style-name="P7">You'll have to wait about 10 seconds for it to initialize.</text:p>
      <text:p text:style-name="P7"/>
      <text:p text:style-name="P7">As for the Sixaxis:</text:p>
      <text:p text:style-name="P7">If you're sure that bluetooth works in your system and the keypad is not broken:</text:p>
      <text:p text:style-name="P7">Please mail me if it still doesn't connect – falktx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11:05</dc:date>
    <meta:editing-duration>PT01H06M30S</meta:editing-duration>
    <meta:editing-cycles>43</meta:editing-cycles>
    <meta:generator>OpenOffice.org/3.1$Unix OpenOffice.org_project/310m19$Build-9420</meta:generator>
    <meta:document-statistic meta:table-count="0" meta:image-count="0" meta:object-count="0" meta:page-count="1" meta:paragraph-count="17" meta:word-count="188" meta:character-count="1036"/>
  </office:meta>
</office:document-meta>
</file>